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null-year="1980"/>
      <table:table table:name="Данные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formula="of:=9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formula="of:=[.B3]+[.D2]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formula="of:=[.B4]+[.D3]" office:value-type="float" office:value="22" calcext:value-type="float">
            <text:p>22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formula="of:=7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formula="of:=[.B8]+[.D5]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3; 5</text:p>
          </table:table-cell>
          <table:table-cell table:formula="of:=[.B10]+[.D4]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8; 1; 5</text:p>
          </table:table-cell>
          <table:table-cell table:formula="of:=[.B11]+[.D2]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formula="of:=[.B12]+[.D2]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9; 5; 6</text:p>
          </table:table-cell>
          <table:table-cell table:formula="of:=[.B13]+[.D10]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; 3; 6</text:p>
          </table:table-cell>
          <table:table-cell table:formula="of:=[.B15]+[.D4]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formula="of:=[.B16]+[.D5]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1; 13</text:p>
          </table:table-cell>
          <table:table-cell table:formula="of:=[.B18]+[.D12]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9; 5</text:p>
          </table:table-cell>
          <table:table-cell table:formula="of:=[.B20]+[.D10]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7; 19; 14</text:p>
          </table:table-cell>
          <table:table-cell table:formula="of:=[.B21]+[.D20]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formula="of:=6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8; 1; 17</text:p>
          </table:table-cell>
          <table:table-cell table:formula="of:=[.B23]+[.D18]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formula="of:=[.B24]+[.D14]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4; 23</text:p>
          </table:table-cell>
          <table:table-cell table:formula="of:=[.B25]+[.D15]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3; 22</text:p>
          </table:table-cell>
          <table:table-cell table:formula="of:=[.B26]+[.D23]"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table:formula="of:=MAX([.D1:.D26])" office:value-type="float" office:value="44" calcext:value-type="float">
            <text:p>44</text:p>
          </table:table-cell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ja" style:country-asian="JP" style:font-name-complex="Noto Sans1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24.2.2.2$Linux_X86_64 LibreOffice_project/420$Build-2</meta:generator>
    <meta:document-statistic meta:table-count="1" meta:cell-count="104" meta:object-count="0"/>
  </office:meta>
</office:document-meta>
</file>